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38cm" style:auto-text-indent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>
          <style:tab-stop style:position="-4.489cm"/>
        </style:tab-stops>
      </style:paragraph-properties>
    </style:style>
    <style:style style:name="P4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/>
      </style:paragraph-properties>
    </style:style>
    <style:style style:name="P5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>
          <style:tab-stop style:position="-4.489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5.978cm" fo:margin-right="0cm" fo:text-align="justify" style:justify-single-word="false" fo:text-indent="-5.953cm" style:auto-text-indent="false">
        <style:tab-stops>
          <style:tab-stop style:position="-4.489cm"/>
        </style:tab-stops>
      </style:paragraph-properties>
    </style:style>
    <style:style style:name="P8" style:family="paragraph" style:parent-style-name="Standard">
      <style:paragraph-properties fo:margin-left="5.978cm" fo:margin-right="0cm" fo:text-align="justify" style:justify-single-word="false" fo:text-indent="-5.978cm" style:auto-text-indent="false">
        <style:tab-stops>
          <style:tab-stop style:position="-4.489cm"/>
        </style:tab-stops>
      </style:paragraph-properties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left="1.051cm" fo:margin-right="10.416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margin-left="1.078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1.078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left="1.078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1.078cm" fo:margin-right="0cm" fo:text-align="justify" style:justify-single-word="false" fo:keep-together="always" fo:text-indent="0cm" style:auto-text-indent="false" fo:keep-with-next="always">
        <style:tab-stops>
          <style:tab-stop style:position="-4.489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left="2.822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1.051cm" fo:margin-right="10.442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margin-left="1.051cm" fo:margin-right="10.442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-0.051cm" fo:margin-right="0cm" fo:text-align="justify" style:justify-single-word="false" fo:text-indent="0.462cm" style:auto-text-indent="fals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margin-left="5.978cm" fo:margin-right="0cm" fo:text-align="justify" style:justify-single-word="false" fo:text-indent="-5.311cm" style:auto-text-indent="false">
        <style:tab-stops>
          <style:tab-stop style:position="-4.489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P19" style:family="paragraph" style:parent-style-name="Standard">
      <style:paragraph-properties fo:margin-left="5.978cm" fo:margin-right="0cm" fo:text-align="justify" style:justify-single-word="false" fo:text-indent="-5.311cm" style:auto-text-indent="false">
        <style:tab-stops>
          <style:tab-stop style:position="-4.489cm"/>
        </style:tab-stops>
      </style:paragraph-properties>
    </style:style>
    <style:style style:name="P20" style:family="paragraph" style:parent-style-name="Standard">
      <style:paragraph-properties fo:margin-left="5.978cm" fo:margin-right="0cm" fo:text-align="justify" style:justify-single-word="false" fo:text-indent="-5.311cm" style:auto-text-indent="false">
        <style:tab-stops>
          <style:tab-stop style:position="-4.489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2.72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left="2.72cm" fo:margin-right="0cm" fo:text-align="justify" style:justify-single-word="false" fo:text-indent="0cm" style:auto-text-indent="false">
        <style:tab-stops>
          <style:tab-stop style:position="-4.489cm"/>
        </style:tab-stops>
      </style:paragraph-properties>
    </style:style>
    <style:style style:name="P23" style:family="paragraph" style:parent-style-name="Standard">
      <style:paragraph-properties fo:margin-left="0cm" fo:margin-right="0cm" fo:text-align="justify" style:justify-single-word="false" fo:text-indent="0.462cm" style:auto-text-indent="false">
        <style:tab-stops/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margin-left="0.026cm" fo:margin-right="0cm" fo:text-align="justify" style:justify-single-word="false" fo:text-indent="0.462cm" style:auto-text-indent="false">
        <style:tab-stops/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margin-left="4.438cm" fo:margin-right="0cm" fo:text-align="justify" style:justify-single-word="false" fo:text-indent="-4.413cm" style:auto-text-indent="false">
        <style:tab-stops>
          <style:tab-stop style:position="-4.489cm"/>
        </style:tab-stops>
      </style:paragraph-properties>
    </style:style>
    <style:style style:name="P26" style:family="paragraph" style:parent-style-name="Standard">
      <style:paragraph-properties fo:margin-left="4.464cm" fo:margin-right="0cm" fo:text-align="justify" style:justify-single-word="false" fo:text-indent="0.487cm" style:auto-text-indent="false">
        <style:tab-stops>
          <style:tab-stop style:position="13.187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>
      <style:paragraph-properties fo:margin-left="1.129cm" fo:margin-right="10.98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left="1.129cm" fo:margin-right="11.007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1.129cm" fo:margin-right="11.007cm" fo:text-align="justify" style:justify-single-word="false" fo:text-indent="0cm" style:auto-text-indent="false" fo:background-color="#ccccff">
        <style:tab-stops>
          <style:tab-stop style:position="-4.489cm"/>
        </style:tab-stops>
        <style:background-image/>
      </style:paragraph-properties>
    </style:style>
    <style:style style:name="P30" style:family="paragraph" style:parent-style-name="Standard">
      <style:paragraph-properties fo:margin-left="5.773cm" fo:margin-right="0cm" fo:text-align="justify" style:justify-single-word="false" fo:text-indent="-5.798cm" style:auto-text-indent="false">
        <style:tab-stops>
          <style:tab-stop style:position="-7.467cm"/>
          <style:tab-stop style:position="-6.569cm"/>
          <style:tab-stop style:position="-4.824cm"/>
          <style:tab-stop style:position="5.747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margin-left="5.773cm" fo:margin-right="0cm" fo:text-align="justify" style:justify-single-word="false" fo:text-indent="-5.798cm" style:auto-text-indent="false">
        <style:tab-stops>
          <style:tab-stop style:position="-7.467cm"/>
          <style:tab-stop style:position="-6.569cm"/>
          <style:tab-stop style:position="-4.542cm"/>
          <style:tab-stop style:position="5.747cm"/>
        </style:tab-stops>
      </style:paragraph-properties>
      <style:text-properties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5.773cm" fo:margin-right="0cm" fo:text-align="justify" style:justify-single-word="false" fo:text-indent="-5.08cm" style:auto-text-indent="false">
        <style:tab-stops>
          <style:tab-stop style:position="-7.467cm"/>
          <style:tab-stop style:position="-6.569cm"/>
          <style:tab-stop style:position="-4.413cm"/>
          <style:tab-stop style:position="5.747cm"/>
        </style:tab-stops>
      </style:paragraph-properties>
    </style:style>
    <style:style style:name="P33" style:family="paragraph" style:parent-style-name="Standard">
      <style:paragraph-properties fo:margin-left="0.693cm" fo:margin-right="0cm" fo:text-align="justify" style:justify-single-word="false" fo:text-indent="0.462cm" style:auto-text-indent="fals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Standard">
      <style:paragraph-properties fo:margin-left="5.106cm" fo:margin-right="0cm" fo:text-align="justify" style:justify-single-word="false" fo:text-indent="-3.798cm" style:auto-text-indent="false">
        <style:tab-stops/>
      </style:paragraph-properties>
    </style:style>
    <style:style style:name="P35" style:family="paragraph" style:parent-style-name="Standard">
      <style:paragraph-properties fo:margin-left="5.106cm" fo:margin-right="0cm" fo:text-align="justify" style:justify-single-word="false" fo:text-indent="-3.798cm" style:auto-text-indent="fals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Standard">
      <style:paragraph-properties fo:margin-left="5.106cm" fo:margin-right="0cm" fo:text-align="justify" style:justify-single-word="false" fo:text-indent="0.333cm" style:auto-text-indent="fals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Standard" style:master-page-name="">
      <style:paragraph-properties fo:margin-top="0cm" fo:margin-bottom="1.101cm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38" style:family="paragraph" style:parent-style-name="Standard" style:master-page-name="">
      <style:paragraph-properties fo:margin-left="5.978cm" fo:margin-right="0cm" fo:text-align="justify" style:justify-single-word="false" fo:text-indent="-4.824cm" style:auto-text-indent="false" style:page-number="auto">
        <style:tab-stops>
          <style:tab-stop style:position="-4.489cm"/>
        </style:tab-stops>
      </style:paragraph-properties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1.129cm" fo:margin-right="10.98cm" fo:text-align="justify" style:justify-single-word="false" fo:text-indent="0cm" style:auto-text-indent="false" style:page-number="auto" fo:background-color="#ccccff" fo:keep-with-next="always">
        <style:tab-stops>
          <style:tab-stop style:position="-4.489cm"/>
        </style:tab-stops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margin-left="1.129cm" fo:margin-right="0cm" fo:text-align="justify" style:justify-single-word="false" fo:text-indent="0cm" style:auto-text-indent="false" style:page-number="auto" fo:keep-with-next="always">
        <style:tab-stops>
          <style:tab-stop style:position="-4.48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 style:master-page-name="">
      <style:paragraph-properties fo:margin-left="2.822cm" fo:margin-right="0cm" fo:text-align="justify" style:justify-single-word="false" fo:text-indent="0cm" style:auto-text-indent="false" style:page-number="auto" fo:keep-with-next="always">
        <style:tab-stops>
          <style:tab-stop style:position="-4.48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margin-left="5.978cm" fo:margin-right="0cm" fo:text-align="justify" style:justify-single-word="false" fo:text-indent="-4.567cm" style:auto-text-indent="false" style:page-number="auto" fo:keep-with-next="always">
        <style:tab-stops>
          <style:tab-stop style:position="-4.489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P43" style:family="paragraph" style:parent-style-name="Standard" style:master-page-name="">
      <style:paragraph-properties fo:margin-left="1.129cm" fo:margin-right="14.189cm" fo:text-align="justify" style:justify-single-word="false" fo:text-indent="0cm" style:auto-text-indent="false" style:page-number="auto" fo:background-color="#ccccff" fo:keep-with-next="always">
        <style:tab-stops>
          <style:tab-stop style:position="-4.489cm"/>
        </style:tab-stops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44" style:family="paragraph" style:parent-style-name="Standard" style:master-page-name="">
      <style:paragraph-properties fo:margin-left="1.078cm" fo:margin-right="0cm" fo:text-align="justify" style:justify-single-word="false" fo:keep-together="always" fo:text-indent="0cm" style:auto-text-indent="false" style:page-number="auto">
        <style:tab-stops>
          <style:tab-stop style:position="-4.489cm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 style:master-page-name="">
      <style:paragraph-properties fo:margin-left="1.078cm" fo:margin-right="0cm" fo:text-align="justify" style:justify-single-word="false" fo:keep-together="always" fo:text-indent="0cm" style:auto-text-indent="false" style:page-number="auto" fo:keep-with-next="always">
        <style:tab-stops>
          <style:tab-stop style:position="-4.489cm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margin-left="7.467cm" fo:margin-right="0cm" fo:text-align="justify" style:justify-single-word="false" fo:text-indent="-7.491cm" style:auto-text-indent="false">
        <style:tab-stops>
          <style:tab-stop style:position="-4.489cm"/>
        </style:tab-stops>
      </style:paragraph-properties>
    </style:style>
    <style:style style:name="P48" style:family="paragraph" style:parent-style-name="Standard">
      <style:paragraph-properties fo:margin-left="7.467cm" fo:margin-right="0cm" fo:text-align="justify" style:justify-single-word="false" fo:text-indent="-7.491cm" style:auto-text-indent="false" fo:break-before="pag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>
      <style:paragraph-properties fo:margin-left="7.467cm" fo:margin-right="0cm" fo:text-align="justify" style:justify-single-word="false" fo:text-indent="-7.491cm" style:auto-text-indent="false" fo:break-before="page">
        <style:tab-stops>
          <style:tab-stop style:position="-4.489cm"/>
        </style:tab-stops>
      </style:paragraph-properties>
    </style:style>
    <style:style style:name="P50" style:family="paragraph" style:parent-style-name="Standard" style:master-page-name="">
      <style:paragraph-properties fo:margin-left="4.438cm" fo:margin-right="0cm" fo:text-align="justify" style:justify-single-word="false" fo:keep-together="always" fo:text-indent="-4.413cm" style:auto-text-indent="false" style:page-number="auto">
        <style:tab-stops>
          <style:tab-stop style:position="-4.489cm"/>
        </style:tab-stops>
      </style:paragraph-properties>
    </style:style>
    <style:style style:name="P51" style:family="paragraph" style:parent-style-name="Standard">
      <style:paragraph-properties fo:margin-left="4.464cm" fo:margin-right="0cm" fo:text-align="justify" style:justify-single-word="false" fo:keep-together="always" fo:text-indent="0.487cm" style:auto-text-indent="false">
        <style:tab-stops>
          <style:tab-stop style:position="13.187cm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Standard">
      <style:paragraph-properties fo:margin-left="0.693cm" fo:margin-right="0cm" fo:text-align="justify" style:justify-single-word="false" fo:text-indent="0.462cm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Standard">
      <style:paragraph-properties fo:margin-left="5.106cm" fo:margin-right="0cm" fo:text-align="justify" style:justify-single-word="false" fo:text-indent="-3.798cm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fájl tulajdonságok</text:p>
      <text:p text:style-name="P1">A fájlok rendelkeznek Attribútumokkal, tulajdonossal, jogosultságokkal, idő bélyegekkel, a fájlra mutató linkek számával, fájl méretével és a fájl típusával.</text:p>
      <text:p text:style-name="P2"/>
      <text:p text:style-name="P3"><text:span text:style-name="T2">Attribútum</text:span>:<text:tab/></text:p>
      <text:p text:style-name="P7"><text:span text:style-name="T4">no Access time</text:span>:<text:tab/><text:span text:style-name="T5">(</text:span><text:span text:style-name="T6">A</text:span><text:span text:style-name="T5">) (No atime updates) Ha be van kapcsolva, a fájlhoz való hozzáférés (nem módosítás!) esetén az elérési idő nem aktualizálódik.</text:span></text:p>
      <text:p text:style-name="P7"><text:span text:style-name="T4">append only</text:span>:<text:tab/><text:span text:style-name="T5">(</text:span><text:span text:style-name="T6">a</text:span><text:span text:style-name="T5">) Ha be van kapcsolva, nem törölhető és nevezhető át, csak hozzáfűzhető. Csak a root állíthatja.</text:span></text:p>
      <text:p text:style-name="P7"><text:span text:style-name="T4">immutable</text:span>:<text:tab/><text:span text:style-name="T5">(</text:span><text:span text:style-name="T6">i</text:span><text:span text:style-name="T5">) Ha be van kapcsolva, egyáltalán nem módosítható a fájl. Csak a root állíthatja.</text:span></text:p>
      <text:p text:style-name="P7"><text:span text:style-name="T4">secure deletion</text:span>:<text:tab/><text:span text:style-name="T5">(</text:span><text:span text:style-name="T6">s</text:span><text:span text:style-name="T5">) Ha be van kapcsolva, a fájl törlésekor 0-k íródnak a fájl adatainak helyére.</text:span></text:p>
      <text:p text:style-name="P7"><text:span text:style-name="T4">Synchronous mode</text:span>:<text:tab/><text:span text:style-name="T5">(</text:span><text:span text:style-name="T6">S</text:span><text:span text:style-name="T5">) Ha be van kapcsolva, minden változás a fájlon szinkronizált és azonnal visszaíródik a diszkre.</text:span></text:p>
      <text:p text:style-name="P7"><text:span text:style-name="T4">no dump</text:span>:<text:tab/>(<text:span text:style-name="T4">d</text:span>)</text:p>
      <text:p text:style-name="P7"><text:span text:style-name="T4">compressed</text:span>:<text:tab/>(<text:span text:style-name="T4">c</text:span>)</text:p>
      <text:p text:style-name="P7"><text:span text:style-name="T4">data jurnalling</text:span>:<text:tab/>(<text:span text:style-name="T4">j</text:span>)</text:p>
      <text:p text:style-name="P7"><text:span text:style-name="T4">no tail merging</text:span>:<text:tab/>(<text:span text:style-name="T4">t</text:span>)</text:p>
      <text:p text:style-name="P7"><text:span text:style-name="T4">undeletable</text:span>:<text:tab/>(<text:span text:style-name="T4">u</text:span>)</text:p>
      <text:p text:style-name="P7"><text:span text:style-name="T4">synchronous directory updates</text:span>:<text:tab/>(<text:span text:style-name="T4">D</text:span>)</text:p>
      <text:p text:style-name="P7"><text:span text:style-name="T4">top of directory hierarchy</text:span>:<text:tab/>(<text:span text:style-name="T4">T</text:span>)</text:p>
      <text:p text:style-name="P8"/>
      <text:p text:style-name="P9">chattr <text:span text:style-name="T12">+ a proba.txt</text:span></text:p>
      <text:p text:style-name="P10">Beállítja a proba.txt fájl „append only” attribútumát</text:p>
      <text:p text:style-name="P14"/>
      <text:p text:style-name="P15"><text:span text:style-name="T4">lsattr</text:span> proba.txt</text:p>
      <text:p text:style-name="P10">A kimenetre küldi a proba.txt fájl aktuális attribútumait.</text:p>
      <text:p text:style-name="P5"/>
      <text:p text:style-name="P5"/>
      <text:p text:style-name="P48">Tulajdonos:</text:p>
      <text:p text:style-name="P17">Egy fájlhoz 3 fajta tulajdonosi státuszt rendelhetünk. A fájl <text:span text:style-name="T4">tulajdonos</text:span>a, a fájl <text:span text:style-name="T4">csoporttulajdonosá</text:span>ra, kivéve a tulajdonost és végül <text:span text:style-name="T4">mindenki más</text:span>ra. </text:p>
      <text:p text:style-name="P18"/>
      <text:p text:style-name="P8">példa</text:p>
      <text:p text:style-name="P16"><text:span text:style-name="T4">chown</text:span> <text:span text:style-name="T4">root.root </text:span>proba.txt</text:p>
      <text:p text:style-name="P10">A proba.txt fájl tulajdonosát és csoporttulajdonosát akoel-hez rendeli.</text:p>
      <text:p text:style-name="P21"/>
      <text:p text:style-name="P4"><text:span text:style-name="T2">Jogosultság</text:span>:<text:tab/></text:p>
      <text:p text:style-name="P23">A jogosultság alatt 3 esetet különböztetünk meg: <text:span text:style-name="T4">Írási</text:span>, <text:span text:style-name="T4">Olvasási</text:span> és <text:span text:style-name="T4">futtatási</text:span> jogosultságot. Ezek a jogosultságok pedig a 3 tulajdonosi körre terjednek ki. A jogosultságok mást jelentenek fájlnál és mást könyvtár esetében.</text:p>
      <text:p text:style-name="P24">Ezenkívül a fájlok rendelkeznek még 3 bittel: UID, GID, Sticky bit.</text:p>
      <text:p text:style-name="P25"><text:span text:style-name="T4">Fájl:<text:tab/></text:span><text:span text:style-name="T5">Ha egy felhasználó számára engedélyezett a fájl írásra, akkor az írhat a fájlba, ha olvasásra akkor olvashat belőle, ha pedig futtatásra és az állomány futtatható, akkor futtatja.</text:span></text:p>
      <text:p text:style-name="P25"><text:span text:style-name="T4">Könyvtár:<text:tab/></text:span><text:span text:style-name="T5">Ha egy felhasználó számára engedélyezett a könyvtár írásra, akkor törölhet illetve elhelyezhet benne fájlokat, ha olvasásra, akkor megtekintheti tartalmát, vagyis listát kérhet a könyvtár tartalmáról, futtatási jog esetén pedig az engedélyezett bele is léphet a könyvtárba. </text:span></text:p>
      <text:p text:style-name="P26">Ha egy könyvtárstruktúrában egy könyvtár nem engedélyezett futtatásra egy felhasználó számára, akkor a hierarchiában alatta lévő könyvtárakba sincs joga belépni és tartalmát sem tekintheti meg függetlenül azok jogosultságától.</text:p>
      <text:p text:style-name="P26">Ha egy könyvtárstruktúrában egy könyvtár nem engedélyezett írásra egy felhasználó számára, de a hierarchiában alatta lévő valamelyik könyvtár engedélyezett írásra, akkor abba a könyvtárba írhat a felhasználó.</text:p>
      <text:p text:style-name="P26">Lista csak akkor adható egy könyvtár tartalmáról, vagyis ls, ha a könyvtárig vezető teljes út engedélyezett futtatásra, vagyis belépésre. Ehhez a közbenső könyvtáraknak nem kell engedélyezettnek lenni olvasásra, azonban az utolsónak igen.</text:p>
      <text:p text:style-name="P26">Ha egy könyvtárba be szeretnénk lépni, akkor a teljes elérési útvonalnak engedélyezettnek kell lenni futtatásra, vagyis belépésre.</text:p>
      <text:p text:style-name="P25"><text:span text:style-name="T4">SUID bit:<text:tab/></text:span><text:span text:style-name="T7">Általában </text:span><text:span text:style-name="T5">a programok azokkal a felhasználói jogokkal futnak, amivel az őket elindító felhasználó rendelkezik. A suid </text:span><text:span text:style-name="T7">bit bekapcsolásának hatására a </text:span><text:span text:style-name="T6">fájl</text:span><text:span text:style-name="T7"> (ha futtatható), <text:s/>a fájl tulajdonosának jogaival fog futni.</text:span></text:p>
      <text:p text:style-name="P25"><text:span text:style-name="T4">SGID bit:<text:tab/></text:span><text:span text:style-name="T7">A bit bekapcsolásának hatására a </text:span><text:span text:style-name="T6">fájl</text:span><text:span text:style-name="T7"> (ha futtatható), <text:s/>a fájl tulajdonoscsoportjának jogaival fog futni. </text:span></text:p>
      <text:p text:style-name="P26">Az sgid bitet <text:span text:style-name="T4">könyvtárak</text:span> esetén is be lehet kapcsolni. Ennek az eredménye a következő: ha ebben a könyvtárban bárki létrehoz egy fájlt (ehhez az többi jognak rendben kell lennie), akkor a fájl csoporttulajdonosa nem az a csoport lesz, amelyikbe a felhasználó tartozik, hanem az, akinek a könyvtár a birtokában van.</text:p>
      <text:p text:style-name="P50"><text:span text:style-name="T4">Sticky bit:<text:tab/></text:span><text:span text:style-name="T5">A sticky bit bekapcsolása </text:span><text:span text:style-name="T6">fájlok</text:span><text:span text:style-name="T5"> esetén azt jelzi az operációs rendszernek, hogy a fájlt </text:span><text:span text:style-name="T8">tartsa a memóriában</text:span><text:span text:style-name="T5"> a </text:span><text:span text:style-name="T7">végrehajtás</text:span><text:span text:style-name="T5"> után is. Ennek a tulajdonságnak akkor van értelme, ha azt szeretnénk, hogy egy program minél gyorsabban induljon el, ne kelljen várni arra, hogy betöltődjön a memóriába. </text:span></text:p>
      <text:p text:style-name="P51"><text:soft-page-break/>A sticky bitet be lehet kapcsolni <text:span text:style-name="T4">könyvtárak</text:span> esetén is. Az ilyen bittel ellátott könyvtárban bárki írhat fájlokat (a többi jognak is rendben kell lennie), de <text:span text:style-name="T1">mindenki csak a sajátját törölheti</text:span>. ,,Ezt a lehetőséget pontosan azért tervezték, hogy az olyan, mindenki által írható könyvtárakban, mint például a <text:span text:style-name="T13">/tmp</text:span>, a felhasználók ne tudják a másik felhasználó által írt fájlokat módosítani, letörölni</text:p>
      <text:p text:style-name="P38"/>
      <text:p text:style-name="P39"><text:span text:style-name="T4">chmod</text:span> u<text:span text:style-name="T4"> + </text:span>x <text:s/>proba.txt</text:p>
      <text:p text:style-name="P11">A proba.txt fájlon a fájl tulajdonosa számára a hozzáférési jogosultságokhoz hozzáteszi a végrehajtási jogosultságot.</text:p>
      <text:p text:style-name="P40"/>
      <text:p text:style-name="P27">chmod <text:span text:style-name="T12">a + t proba.txt</text:span></text:p>
      <text:p text:style-name="P11">Sticky bit bekapcsolása.</text:p>
      <text:p text:style-name="P41"/>
      <text:p text:style-name="P28"><text:span text:style-name="T4">chmod</text:span> a<text:span text:style-name="T12"> + s</text:span> proba.txt</text:p>
      <text:p text:style-name="P11">SUID és SGID bit bekapcsolása.</text:p>
      <text:p text:style-name="P41"/>
      <text:p text:style-name="P29"><text:span text:style-name="T10">chmod</text:span> g<text:span text:style-name="T12"> + s</text:span> proba.txt</text:p>
      <text:p text:style-name="P11">SGID bit bekapcsolása.</text:p>
      <text:p text:style-name="P22"/>
      <text:p text:style-name="P19"><text:s/></text:p>
      <text:p text:style-name="P20"/>
      <text:p text:style-name="P3"><text:span text:style-name="T2">Időbélyeg</text:span>:<text:tab/></text:p>
      <text:p text:style-name="P19"><text:span text:style-name="T4">Fájl utolsó módosításának dátuma</text:span><text:tab/></text:p>
      <text:p text:style-name="P20">Fájl utolsó hozzáférésének dátuma</text:p>
      <text:p text:style-name="P20">Fájl létrehozásának vagy utolsó státusz módosításának dátuma</text:p>
      <text:p text:style-name="P20"/>
      <text:p text:style-name="P3"><text:span text:style-name="T2"/></text:p>
      <text:p text:style-name="P49"><text:span text:style-name="T2">Fájl típus</text:span>:<text:tab/></text:p>
      <text:p text:style-name="P30"/>
      <text:p text:style-name="P32"><text:span text:style-name="T2">-<text:tab/></text:span><text:span text:style-name="T3">Egyszerű állomány</text:span><text:span text:style-name="T12">:<text:tab/></text:span></text:p>
      <text:p text:style-name="P32"><text:span text:style-name="T2">d</text:span><text:span text:style-name="T3"><text:tab/>Könyvtár</text:span><text:span text:style-name="T12">:</text:span><text:span text:style-name="T14"><text:tab/></text:span><text:span text:style-name="T9">Speciális </text:span><text:span text:style-name="T11">állomány, mely a benne lévő állományok listáját tartalmazza.</text:span></text:p>
      <text:p text:style-name="P32"><text:span text:style-name="T2">c</text:span><text:span text:style-name="T3"><text:tab/>Character mode</text:span><text:span text:style-name="T12">:</text:span><text:span text:style-name="T14"><text:tab/></text:span><text:span text:style-name="T11">Karakteres eszköz. Speciális rendszerfájlok (/dev/null) <text:s/>vagy perifériák, melyek adatokat </text:span><text:span text:style-name="T9">osztanak </text:span><text:span text:style-name="T11">meg. Nem buffereltek, nem memóriában tárolódnak. Csak bájtonként olvashatók. Modemek, terminálok, printerek, hangkártyák, egér...</text:span></text:p>
      <text:p text:style-name="P32"><text:span text:style-name="T2">b</text:span><text:span text:style-name="T3"><text:tab/>Block mode</text:span><text:span text:style-name="T14">:<text:tab/></text:span><text:span text:style-name="T11">Blokk eszköz. Nem olvashatók bájtonként csak </text:span><text:span text:style-name="T9">bájtok </text:span><text:span text:style-name="T11">blokkjaiként. Tartalmuk bufferelt. Leggyakrabban háttértárak. Fájlrendszert alkotnak.</text:span></text:p>
      <text:p text:style-name="P32"><text:span text:style-name="T2">l</text:span><text:span text:style-name="T3"><text:tab/>Szimbolikus hivatkozás</text:span><text:span text:style-name="T12">:</text:span><text:span text:style-name="T11">Speciális állomány, mely egy másik állomány elérési információit tartalmazza (Soft ling. Nem összekeverendő a HardLink-kel) Amikor megnyitjuk, a rendszer érzékeli, hogy szimbolikus hivatkozás, kiolvassa az értéket és megnyitja a hivatkozott állományt.</text:span></text:p>
      <text:p text:style-name="P32"><text:span text:style-name="T2">p</text:span><text:span text:style-name="T1"><text:tab/>Csővezeték</text:span>:<text:tab/><text:span text:style-name="T5">Egy virtuális csővezetéket képez a memóriában, </text:span><text:span text:style-name="T11">melynek</text:span><text:span text:style-name="T5"> végeire egy -egy állományleíróval hivatkozhatunk. Általában az egyik process információkat ír bele az egyik oldalán, míg egy másik process a másik végén a beírási sorrendben kiolvassa az adatokat. Mivel a két process párhuzamosan kezeli, ezért kis memóriaterületre van szükség köztes tárolóként.</text:span></text:p>
      <text:p text:style-name="P32"><text:span text:style-name="T2">s</text:span><text:span text:style-name="T1"><text:tab/>Socket</text:span>:<text:tab/><text:span text:style-name="T11">Mint</text:span><text:span text:style-name="T5"> a csővezeték, de flexibilisebb, mert lehetőséget biztosít két különböző gépen futó process között is.</text:span></text:p>
      <text:p text:style-name="P31"/>
      <text:p text:style-name="P6">Fájlra mutató linkek száma:</text:p>
      <text:p text:style-name="P33">A linkelés arra szolgál, hogy egy adott állományt több néven is el lehessen érni. Hogy egy állományra hány link mutat, az <text:span text:style-name="T4">ls -l</text:span> parancs kimenete <text:s/>ad felvilágosítást. Ez a szám a fájl tulajdonosa mellett balra szerepel és az értéke 1 ha csak 1 fájlnév mutat az állományra.</text:p>
      <text:p text:style-name="P33">Az állomány nyilvántartás 3 szintű, az inode-ok, a katalógus fájlok és a tényleges fizikai fájlok között oszlik meg. Fizikai felépítése úgy néz ki, hogy először van az ugynevezett szuperblokk, ezután helyezkedik el az inode tábla, ezt követi a katalógus tábla majd végül a tényleges fizikai állományok.</text:p>
      <text:p text:style-name="P34">inode<text:tab/><text:span text:style-name="T5">Ez egy fix méretű tábla, fix méretű rekordokkal. Minden egyes fájlhoz (közönséges, katalógus) egy inode tartozik és a legfontosabb tulajdonságait tartalmazza, kivéve az állomány nevét. (fájl mérete, típusa, tulajdonosa, csoporttulajdonosa, hozzáférési jogok, </text:span><text:span text:style-name="T6">állományhoz tartozó lemezblokkok fizikai elhelyezkedése</text:span><text:span text:style-name="T5"> a lemezen...és a láncszám) !!!Az állomány neve nem szerepel az inode-ban!!! Egy fájl inode számát az </text:span><text:span text:style-name="T6">ls -i</text:span><text:span text:style-name="T5"> paranccsal tekinthetjuk meg.</text:span></text:p>
      <text:p text:style-name="P36">Egy inode bejegyzés mutathat katalógus bejegyzésre vagy fizikai állományra.</text:p>
      <text:p text:style-name="P35"><text:span text:style-name="T15">katalógus fájlok</text:span><text:tab/>Minden egyes fájlhoz (közönséges, katalógus), ami az adott katalógusban szerepel, egy bejegyzés tartozik. Ez a bejegyzés tartalmazza az állomány inode számát és az állomány nevét. </text:p>
      <text:p text:style-name="P35"><text:span text:style-name="T15">fizikai állomány</text:span><text:tab/>Valahol a lemezterületen helyezkedik el, amire az inode tábla mutat. </text:p>
      <text:p text:style-name="P33"/>
      <text:p text:style-name="P33"><text:soft-page-break/>Amikor egy fájlt linkelünk, nem történik más, mint hogy, valamelyik katalógusban egy olyan bejegyzést hozunk létre, ami egy már létező és más néven is hivatkozott inode-ra mutat. Maga a fájl változatlan marad. A láncolás tényét kizárólag a katalógus bejegyzés és az inode-ban megnövekedett láncszám jelzi. </text:p>
      <text:p text:style-name="P33">Ha egy láncolt fájlt törlünk, akkor a rendszer megvizsgálja a láncszámot. Ha annak értéke 1-nél nagyobb, akkor csak a fájlnév bejegyzést törli az adott katalógusból és eggyel csökkenti a láncszámot. Ha a láncszám értéke 1, akkor ténylegesen is törli az állományt, azaz nem csak a katalógus bejegyzést szünteti meg, hanem a inode táblából is törli a fájlra vonatkozó bejegyzést.</text:p>
      <text:p text:style-name="P42"/>
      <text:p text:style-name="P43"><text:span text:style-name="T4">ls </text:span><text:span text:style-name="T12"><text:s/>-il </text:span></text:p>
      <text:p text:style-name="P44">.</text:p>
      <text:p text:style-name="P43"><text:span text:style-name="T4">cd </text:span><text:span text:style-name="T12"><text:s text:c="2"/></text:span></text:p>
      <text:p text:style-name="P45">.</text:p>
      <text:p text:style-name="P43"><text:span text:style-name="T4">rm </text:span><text:span text:style-name="T12"><text:s text:c="2"/></text:span></text:p>
      <text:p text:style-name="P45">.</text:p>
      <text:p text:style-name="P43"><text:span text:style-name="T4">tree </text:span><text:span text:style-name="T12"><text:s text:c="2"/></text:span></text:p>
      <text:p text:style-name="P45">.</text:p>
      <text:p text:style-name="P43"><text:span text:style-name="T4">mv </text:span><text:span text:style-name="T12"><text:s text:c="2"/></text:span></text:p>
      <text:p text:style-name="P13">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17T16:01:11</meta:creation-date>
    <dc:date>2009-03-31T17:47:18.17</dc:date>
    <dc:language>hu-HU</dc:language>
    <meta:editing-cycles>45</meta:editing-cycles>
    <meta:editing-duration>PT10H52M27S</meta:editing-duration>
    <meta:document-statistic meta:table-count="0" meta:image-count="0" meta:object-count="0" meta:page-count="5" meta:paragraph-count="78" meta:word-count="1144" meta:character-count="8051"/>
    <meta:user-defined meta:name="Info 1"/>
    <meta:user-defined meta:name="Info 2"/>
    <meta:user-defined meta:name="Info 3"/>
    <meta:user-defined meta:name="Info 4"/>
  </office:meta>
</office:document-meta>
</file>